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26pt"/>
    </style:style>
    <style:style style:name="co3" style:family="table-column">
      <style:table-column-properties fo:break-before="auto" style:column-width="202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OSC/4</text:p>
          </table:table-cell>
          <table:table-cell table:formula="of:=1/4000000" office:value-type="float" office:value="0.00000025" calcext:value-type="float">
            <text:p>2.5E-07</text:p>
          </table:table-cell>
          <table:table-cell/>
          <table:table-cell office:value-type="string" calcext:value-type="string">
            <text:p>PERIOD</text:p>
          </table:table-cell>
          <table:table-cell table:formula="of:=0.000005" office:value-type="float" office:value="0.000005" calcext:value-type="float">
            <text:p>5E-0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X</text:p>
          </table:table-cell>
          <table:table-cell table:formula="of:=([.H9]/([.E9]*[.H11]*[.H12]))-1"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IOD</text:p>
          </table:table-cell>
          <table:table-cell table:formula="of:=(([.E11]+1)*[.E9]*[.E13]*[.E14])" office:value-type="float" office:value="0.00000125" calcext:value-type="float">
            <text:p>1.25E-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formula="of:=0.001/[.E12]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 table:number-columns-repeated="6"/>
          <table:table-cell table:style-name="ce1" office:value-type="string" calcext:value-type="string">
            <text:p>TimerPeriod=(PRX+1)*(4/Fosc)*(Preescaler)*Postcaler 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float" office:value="43478" calcext:value-type="float">
            <text:p>43478</text:p>
          </table:table-cell>
          <table:table-cell table:formula="of:=1/[.F20]" office:value-type="float" office:value="0.000023000138000828" calcext:value-type="float">
            <text:p>2.3000138000828E-05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table:formula="of:=1/0.000005" office:value-type="float" office:value="200000" calcext:value-type="float">
            <text:p>2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4T13:30:09.352000000</meta:creation-date>
    <dc:date>2020-08-25T06:28:39.980000000</dc:date>
    <meta:editing-duration>PT16H7M37S</meta:editing-duration>
    <meta:editing-cycles>2</meta:editing-cycles>
    <meta:generator>LibreOffice/6.3.3.2$Windows_X86_64 LibreOffice_project/a64200df03143b798afd1ec74a12ab50359878ed</meta:generator>
    <meta:document-statistic meta:table-count="1" meta:cell-count="19" meta:object-count="0"/>
  </office:meta>
</office:document-meta>
</file>